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cfcfa" loext:opacity="100%" style:font-name="Droid Sans Mono" fo:font-size="10.5pt" fo:font-weight="normal" fo:background-color="#2d2a2e"/>
    </style:style>
    <style:style style:name="P2" style:family="paragraph" style:parent-style-name="Standard">
      <style:paragraph-properties style:line-height-at-least="0.503cm"/>
      <style:text-properties fo:color="#727072" loext:opacity="100%" style:font-name="Droid Sans Mono" fo:font-size="10.5pt" fo:font-style="italic" fo:font-weight="normal" fo:background-color="#2d2a2e"/>
    </style:style>
    <style:style style:name="P3" style:family="paragraph" style:parent-style-name="Standard">
      <style:paragraph-properties style:line-height-at-least="0.503cm"/>
      <style:text-properties fo:color="#939293" loext:opacity="100%" style:font-name="Droid Sans Mono" fo:font-size="10.5pt" fo:font-weight="normal" fo:background-color="#2d2a2e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78dce8" loext:opacity="100%"/>
    </style:style>
    <style:style style:name="T2" style:family="text">
      <style:text-properties fo:color="#78dce8" loext:opacity="100%" fo:font-style="italic"/>
    </style:style>
    <style:style style:name="T3" style:family="text">
      <style:text-properties fo:color="#a9dc76" loext:opacity="100%"/>
    </style:style>
    <style:style style:name="T4" style:family="text">
      <style:text-properties fo:color="#939293" loext:opacity="100%"/>
    </style:style>
    <style:style style:name="T5" style:family="text">
      <style:text-properties fo:color="#fc9867" loext:opacity="100%" fo:font-style="italic"/>
    </style:style>
    <style:style style:name="T6" style:family="text">
      <style:text-properties fo:color="#ff6188" loext:opacity="100%"/>
    </style:style>
    <style:style style:name="T7" style:family="text">
      <style:text-properties fo:color="#ab9df2" loext:opacity="100%"/>
    </style:style>
    <style:style style:name="T8" style:family="text">
      <style:text-properties fo:color="#ffd86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unction</text:span> <text:span text:style-name="T3">createPlayer</text:span><text:span text:style-name="T4">(</text:span><text:span text:style-name="T5">number</text:span><text:span text:style-name="T4">,</text:span> <text:span text:style-name="T5">name</text:span><text:span text:style-name="T4">)</text:span> <text:span text:style-name="T4">{</text:span></text:p>
      <text:p text:style-name="P1">name <text:span text:style-name="T6">=</text:span> name<text:span text:style-name="T4">;</text:span></text:p>
      <text:p text:style-name="P1"><text:span text:style-name="T2">let</text:span> score <text:span text:style-name="T6">=</text:span> <text:span text:style-name="T7">0</text:span><text:span text:style-name="T4">;</text:span></text:p>
      <text:p text:style-name="P1">number <text:span text:style-name="T6">=</text:span> number<text:span text:style-name="T4">;</text:span></text:p>
      <text:p text:style-name="P2">// let pick=function playerPick(cap){</text:p>
      <text:p text:style-name="P2">// return cap.value</text:p>
      <text:p text:style-name="P2">// }</text:p>
      <text:p text:style-name="P4"/>
      <text:p text:style-name="P1"><text:span text:style-name="T6">return</text:span> <text:span text:style-name="T4">{</text:span></text:p>
      <text:p text:style-name="P1">name<text:span text:style-name="T4">:</text:span> name<text:span text:style-name="T4">,</text:span></text:p>
      <text:p text:style-name="P1">score<text:span text:style-name="T4">:</text:span> score<text:span text:style-name="T4">,</text:span></text:p>
      <text:p text:style-name="P1">number<text:span text:style-name="T4">:</text:span> number<text:span text:style-name="T4">,</text:span></text:p>
      <text:p text:style-name="P2">// pick: pick</text:p>
      <text:p text:style-name="P3">};</text:p>
      <text:p text:style-name="P3">}</text:p>
      <text:p text:style-name="P2">// function acceptPlayer() {</text:p>
      <text:p text:style-name="P4"/>
      <text:p text:style-name="P2">// return {playerone: player1, playertwo: player2} ;</text:p>
      <text:p text:style-name="P2">// }</text:p>
      <text:p text:style-name="P1"><text:span text:style-name="T2">function</text:span> <text:span text:style-name="T3">GameBoard</text:span><text:span text:style-name="T4">()</text:span> <text:span text:style-name="T4">{</text:span></text:p>
      <text:p text:style-name="P1"><text:span text:style-name="T2">const</text:span> <text:span text:style-name="T7">board</text:span> <text:span text:style-name="T6">=</text:span> <text:span text:style-name="T4">[</text:span>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];</text:span></text:p>
      <text:p text:style-name="P1"><text:span text:style-name="T2">const</text:span> <text:span text:style-name="T7">caps</text:span> <text:span text:style-name="T6">=</text:span> document<text:span text:style-name="T4">.</text:span><text:span text:style-name="T3">querySelectorAll</text:span><text:span text:style-name="T4">("</text:span><text:span text:style-name="T8">.caps</text:span><text:span text:style-name="T4">");</text:span></text:p>
      <text:p text:style-name="P2">//print empty board</text:p>
      <text:p text:style-name="P1"><text:span text:style-name="T2">function</text:span> <text:span text:style-name="T3">clearBoard</text:span><text:span text:style-name="T4">(</text:span><text:span text:style-name="T5">board</text:span><text:span text:style-name="T4">)</text:span> <text:span text:style-name="T4">{</text:span></text:p>
      <text:p text:style-name="P1"><text:span text:style-name="T6">for</text:span> <text:span text:style-name="T4">(</text:span><text:span text:style-name="T2">let</text:span> i <text:span text:style-name="T6">=</text:span> <text:span text:style-name="T7">0</text:span><text:span text:style-name="T4">;</text:span> i <text:span text:style-name="T6">&lt;</text:span> board<text:span text:style-name="T4">.</text:span><text:span text:style-name="T1">length</text:span><text:span text:style-name="T4">;</text:span> i<text:span text:style-name="T6">++</text:span><text:span text:style-name="T4">)</text:span> <text:span text:style-name="T4">{</text:span></text:p>
      <text:p text:style-name="P1">caps<text:span text:style-name="T4">.</text:span><text:span text:style-name="T3">forEach</text:span><text:span text:style-name="T4">((</text:span><text:span text:style-name="T5">item</text:span><text:span text:style-name="T4">)</text:span> <text:span text:style-name="T6">=&gt;</text:span> <text:span text:style-name="T4">{</text:span></text:p>
      <text:p text:style-name="P1">item<text:span text:style-name="T4">.</text:span>innerHTML <text:span text:style-name="T6">=</text:span> <text:span text:style-name="T4">"</text:span><text:span text:style-name="T8"> </text:span><text:span text:style-name="T4">";</text:span></text:p>
      <text:p text:style-name="P3">});</text:p>
      <text:p text:style-name="P3">}</text:p>
      <text:p text:style-name="P3">}</text:p>
      <text:p text:style-name="P1"><text:span text:style-name="T2">const</text:span> <text:span text:style-name="T3">getBoard</text:span> <text:span text:style-name="T6">=</text:span> <text:span text:style-name="T4">()</text:span> <text:span text:style-name="T6">=&gt;</text:span> board<text:span text:style-name="T4">;</text:span></text:p>
      <text:p text:style-name="P1"><text:span text:style-name="T2">const</text:span> <text:span text:style-name="T3">getCaps</text:span> <text:span text:style-name="T6">=</text:span> <text:span text:style-name="T4">()</text:span> <text:span text:style-name="T6">=&gt;</text:span> caps<text:span text:style-name="T4">;</text:span></text:p>
      <text:p text:style-name="P1"><text:span text:style-name="T2">const</text:span> <text:span text:style-name="T3">addCapsListener</text:span> <text:span text:style-name="T6">=</text:span> <text:span text:style-name="T4">(</text:span><text:span text:style-name="T5">activePlayer</text:span><text:span text:style-name="T4">,</text:span> <text:span text:style-name="T5">board</text:span><text:span text:style-name="T4">,</text:span> <text:span text:style-name="T5">turns</text:span><text:span text:style-name="T4">)</text:span> <text:span text:style-name="T6">=&gt;</text:span></text:p>
      <text:p text:style-name="P1">caps<text:span text:style-name="T4">.</text:span><text:span text:style-name="T3">forEach</text:span><text:span text:style-name="T4">((</text:span><text:span text:style-name="T5">item</text:span><text:span text:style-name="T4">)</text:span> <text:span text:style-name="T6">=&gt;</text:span> <text:span text:style-name="T4">{</text:span></text:p>
      <text:p text:style-name="P1">item<text:span text:style-name="T4">.</text:span><text:span text:style-name="T3">addEventListener</text:span><text:span text:style-name="T4">("</text:span><text:span text:style-name="T8">click</text:span><text:span text:style-name="T4">",</text:span> <text:span text:style-name="T4">()</text:span> <text:span text:style-name="T6">=&gt;</text:span> <text:span text:style-name="T4">{</text:span></text:p>
      <text:p text:style-name="P2">// change inner html from zero to activeplayer.number</text:p>
      <text:p text:style-name="P2">// item.innerHTML=".";</text:p>
      <text:p text:style-name="P1"><text:span text:style-name="T2">let</text:span> index <text:span text:style-name="T6">=</text:span> item<text:span text:style-name="T4">.</text:span>dataset<text:span text:style-name="T4">.</text:span>id<text:span text:style-name="T4">;</text:span></text:p>
      <text:p text:style-name="P1"><text:span text:style-name="T6">if</text:span> <text:span text:style-name="T4">(</text:span>board<text:span text:style-name="T4">[</text:span>index<text:span text:style-name="T4">]</text:span> <text:span text:style-name="T6">==</text:span> <text:span text:style-name="T7">0</text:span><text:span text:style-name="T4">)</text:span> <text:span text:style-name="T4">{</text:span></text:p>
      <text:p text:style-name="P1">board<text:span text:style-name="T4">[</text:span>index<text:span text:style-name="T4">]</text:span> <text:span text:style-name="T6">=</text:span> <text:span text:style-name="T6">`${</text:span>activePlayer<text:span text:style-name="T4">.</text:span>number<text:span text:style-name="T6">}`</text:span><text:span text:style-name="T4">;</text:span></text:p>
      <text:p text:style-name="P1">item<text:span text:style-name="T4">.</text:span>innerHTML <text:span text:style-name="T6">=</text:span> <text:span text:style-name="T6">`${</text:span>activePlayer<text:span text:style-name="T4">.</text:span>number<text:span text:style-name="T6">}`</text:span><text:span text:style-name="T4">;</text:span></text:p>
      <text:p text:style-name="P4"/>
      <text:p text:style-name="P1"><text:span text:style-name="T4">}</text:span> <text:span text:style-name="T6">else</text:span> <text:span text:style-name="T4">{</text:span></text:p>
      <text:p text:style-name="P1"><text:span text:style-name="T3">alert</text:span><text:span text:style-name="T4">("</text:span><text:span text:style-name="T8">Field Occupied!</text:span><text:span text:style-name="T4">");</text:span></text:p>
      <text:p text:style-name="P3">}</text:p>
      <text:p text:style-name="P1"><text:span text:style-name="T3">strike</text:span><text:span text:style-name="T4">(</text:span>checkArray<text:span text:style-name="T4">);</text:span></text:p>
      <text:p text:style-name="P3">});</text:p>
      <text:p text:style-name="P3">});</text:p>
      <text:p text:style-name="P2">//add listener to every cap</text:p>
      <text:p text:style-name="P2">// const addCapsListener = (activePlayer, board) =&gt;</text:p>
      <text:p text:style-name="P2">// caps.forEach((item) =&gt; {</text:p>
      <text:p text:style-name="P2"><text:soft-page-break/>// item.addEventListener("click", () =&gt; {</text:p>
      <text:p text:style-name="P2">// // change inner html from zero to activeplayer.number</text:p>
      <text:p text:style-name="P2">// // item.innerHTML=".";</text:p>
      <text:p text:style-name="P2">// let index = item.dataset.id;</text:p>
      <text:p text:style-name="P2">// if (board[index] == 0) {</text:p>
      <text:p text:style-name="P2">// board[index] = `${activePlayer.number}`;</text:p>
      <text:p text:style-name="P2">// item.innerHTML = `${activePlayer.number}`;</text:p>
      <text:p text:style-name="P2">// } else {</text:p>
      <text:p text:style-name="P2">// alert("Field Occupied!");</text:p>
      <text:p text:style-name="P2">// }</text:p>
      <text:p text:style-name="P2">// });</text:p>
      <text:p text:style-name="P2">// });</text:p>
      <text:p text:style-name="P1"><text:span text:style-name="T6">return</text:span> <text:span text:style-name="T4">{</text:span> addCapsListener<text:span text:style-name="T4">,</text:span> clearBoard<text:span text:style-name="T4">,</text:span> getBoard<text:span text:style-name="T4">,</text:span> getCaps <text:span text:style-name="T4">};</text:span></text:p>
      <text:p text:style-name="P3">}</text:p>
      <text:p text:style-name="P4"/>
      <text:p text:style-name="P2">// function playTurn(activePlayer, board) {</text:p>
      <text:p text:style-name="P2">// const addCapsListener = (activePlayer, board) =&gt;</text:p>
      <text:p text:style-name="P2">// caps.forEach((item) =&gt; {</text:p>
      <text:p text:style-name="P2">// item.addEventListener("click", () =&gt; {</text:p>
      <text:p text:style-name="P2">// // change inner html from zero to activeplayer.number</text:p>
      <text:p text:style-name="P2">// // item.innerHTML=".";</text:p>
      <text:p text:style-name="P2">// let index = item.dataset.id;</text:p>
      <text:p text:style-name="P2">// if (board[index] == 0) {</text:p>
      <text:p text:style-name="P2">// board[index] = `${activePlayer.number}`;</text:p>
      <text:p text:style-name="P2">// item.innerHTML = `${activePlayer.number}`;</text:p>
      <text:p text:style-name="P2">// } else {</text:p>
      <text:p text:style-name="P2">// alert("Field Occupied!");</text:p>
      <text:p text:style-name="P2">// }</text:p>
      <text:p text:style-name="P2">// });</text:p>
      <text:p text:style-name="P2">// });</text:p>
      <text:p text:style-name="P4"/>
      <text:p text:style-name="P1"><text:span text:style-name="T2">function</text:span> <text:span text:style-name="T3">strike</text:span><text:span text:style-name="T4">(</text:span><text:span text:style-name="T5">array</text:span><text:span text:style-name="T4">)</text:span> <text:span text:style-name="T4">{</text:span></text:p>
      <text:p text:style-name="P1"><text:span text:style-name="T2">let</text:span> counter1 <text:span text:style-name="T6">=</text:span> <text:span text:style-name="T7">0</text:span><text:span text:style-name="T4">;</text:span></text:p>
      <text:p text:style-name="P1"><text:span text:style-name="T2">let</text:span> counter2 <text:span text:style-name="T6">=</text:span> <text:span text:style-name="T7">0</text:span><text:span text:style-name="T4">;</text:span></text:p>
      <text:p text:style-name="P1"><text:span text:style-name="T6">for</text:span> <text:span text:style-name="T4">(</text:span><text:span text:style-name="T2">let</text:span> i <text:span text:style-name="T6">=</text:span> <text:span text:style-name="T7">0</text:span><text:span text:style-name="T4">;</text:span> i <text:span text:style-name="T6">&lt;</text:span> array<text:span text:style-name="T4">.</text:span><text:span text:style-name="T1">length</text:span><text:span text:style-name="T4">;</text:span> i<text:span text:style-name="T6">++</text:span><text:span text:style-name="T4">)</text:span> <text:span text:style-name="T4">{</text:span></text:p>
      <text:p text:style-name="P1"><text:span text:style-name="T6">for</text:span> <text:span text:style-name="T4">(</text:span><text:span text:style-name="T2">let</text:span> j <text:span text:style-name="T6">=</text:span> <text:span text:style-name="T7">0</text:span><text:span text:style-name="T4">;</text:span> j <text:span text:style-name="T6">&lt;</text:span> <text:span text:style-name="T7">3</text:span><text:span text:style-name="T4">;</text:span> j<text:span text:style-name="T6">++</text:span><text:span text:style-name="T4">)</text:span> <text:span text:style-name="T4">{</text:span></text:p>
      <text:p text:style-name="P1"><text:span text:style-name="T6">if</text:span> <text:span text:style-name="T4">(</text:span>array<text:span text:style-name="T4">[</text:span>i<text:span text:style-name="T4">][</text:span>j<text:span text:style-name="T4">]</text:span> <text:span text:style-name="T6">==</text:span> <text:span text:style-name="T7">1</text:span><text:span text:style-name="T4">)</text:span> <text:span text:style-name="T4">{</text:span></text:p>
      <text:p text:style-name="P1">counter1<text:span text:style-name="T6">++</text:span><text:span text:style-name="T4">;</text:span></text:p>
      <text:p text:style-name="P1"><text:span text:style-name="T4">}</text:span> <text:span text:style-name="T6">else</text:span> <text:span text:style-name="T6">if</text:span> <text:span text:style-name="T4">(</text:span>array<text:span text:style-name="T4">[</text:span>i<text:span text:style-name="T4">][</text:span>j<text:span text:style-name="T4">]</text:span> <text:span text:style-name="T6">==</text:span> <text:span text:style-name="T7">2</text:span><text:span text:style-name="T4">)</text:span> <text:span text:style-name="T4">{</text:span></text:p>
      <text:p text:style-name="P1">counter2<text:span text:style-name="T6">++</text:span><text:span text:style-name="T4">;</text:span></text:p>
      <text:p text:style-name="P1"><text:span text:style-name="T4">}</text:span> <text:span text:style-name="T6">else</text:span> <text:span text:style-name="T4">{</text:span></text:p>
      <text:p text:style-name="P1"><text:span text:style-name="T6">break</text:span><text:span text:style-name="T4">;</text:span></text:p>
      <text:p text:style-name="P3">}</text:p>
      <text:p text:style-name="P3">}</text:p>
      <text:p text:style-name="P1">console<text:span text:style-name="T4">.</text:span><text:span text:style-name="T3">log</text:span><text:span text:style-name="T4">(</text:span><text:span text:style-name="T6">`</text:span><text:span text:style-name="T8">counter1 : </text:span><text:span text:style-name="T6">${</text:span>counter1<text:span text:style-name="T6">}</text:span><text:span text:style-name="T8">, counter2: </text:span><text:span text:style-name="T6">${</text:span>counter2<text:span text:style-name="T6">}`</text:span><text:span text:style-name="T4">);</text:span></text:p>
      <text:p text:style-name="P1"><text:span text:style-name="T6">if</text:span> <text:span text:style-name="T4">(</text:span>counter1 <text:span text:style-name="T6">&gt;</text:span> <text:span text:style-name="T7">2</text:span><text:span text:style-name="T4">)</text:span> <text:span text:style-name="T4">{</text:span></text:p>
      <text:p text:style-name="P1"><text:span text:style-name="T6">return</text:span> <text:span text:style-name="T7">1</text:span><text:span text:style-name="T4">;</text:span></text:p>
      <text:p text:style-name="P1"><text:span text:style-name="T4">}</text:span> <text:span text:style-name="T6">else</text:span> <text:span text:style-name="T6">if</text:span> <text:span text:style-name="T4">(</text:span>counter2 <text:span text:style-name="T6">&gt;</text:span> <text:span text:style-name="T7">2</text:span><text:span text:style-name="T4">)</text:span> <text:span text:style-name="T4">{</text:span></text:p>
      <text:p text:style-name="P1"><text:span text:style-name="T6">return</text:span> <text:span text:style-name="T7">2</text:span><text:span text:style-name="T4">;</text:span></text:p>
      <text:p text:style-name="P1"><text:span text:style-name="T4">}</text:span> <text:span text:style-name="T6">else</text:span> <text:span text:style-name="T4">{</text:span></text:p>
      <text:p text:style-name="P1">counter1 <text:span text:style-name="T6">=</text:span> <text:span text:style-name="T7">0</text:span><text:span text:style-name="T4">;</text:span></text:p>
      <text:p text:style-name="P1"><text:soft-page-break/>counter2 <text:span text:style-name="T6">=</text:span> <text:span text:style-name="T7">0</text:span><text:span text:style-name="T4">;</text:span></text:p>
      <text:p text:style-name="P3">}</text:p>
      <text:p text:style-name="P3">}</text:p>
      <text:p text:style-name="P3">}</text:p>
      <text:p text:style-name="P4"/>
      <text:p text:style-name="P2">// function checkForNumberInArray(array, search) {</text:p>
      <text:p text:style-name="P2">// return array.some((row) =&gt; row.includes(search));</text:p>
      <text:p text:style-name="P2">// }</text:p>
      <text:p text:style-name="P1"><text:span text:style-name="T2">function</text:span> <text:span text:style-name="T3">playRound</text:span><text:span text:style-name="T4">(</text:span><text:span text:style-name="T5">activePlayer</text:span><text:span text:style-name="T4">,</text:span> <text:span text:style-name="T5">board</text:span><text:span text:style-name="T4">,</text:span> <text:span text:style-name="T5">player1</text:span><text:span text:style-name="T4">,</text:span> <text:span text:style-name="T5">player2</text:span><text:span text:style-name="T4">)</text:span> <text:span text:style-name="T4">{</text:span></text:p>
      <text:p text:style-name="P1"><text:span text:style-name="T2">const</text:span> <text:span text:style-name="T7">game</text:span> <text:span text:style-name="T6">=</text:span> <text:span text:style-name="T3">GameBoard</text:span><text:span text:style-name="T4">();</text:span></text:p>
      <text:p text:style-name="P1"><text:span text:style-name="T2">const</text:span> <text:span text:style-name="T7">caps</text:span> <text:span text:style-name="T6">=</text:span> game<text:span text:style-name="T4">.</text:span><text:span text:style-name="T3">getCaps</text:span><text:span text:style-name="T4">();</text:span></text:p>
      <text:p text:style-name="P2">// clear board</text:p>
      <text:p text:style-name="P1">game<text:span text:style-name="T4">.</text:span><text:span text:style-name="T3">clearBoard</text:span><text:span text:style-name="T4">(</text:span>board<text:span text:style-name="T4">);</text:span></text:p>
      <text:p text:style-name="P1"><text:span text:style-name="T2">const</text:span> <text:span text:style-name="T3">switchPlayerTurn</text:span> <text:span text:style-name="T6">=</text:span> <text:span text:style-name="T4">()</text:span> <text:span text:style-name="T6">=&gt;</text:span> <text:span text:style-name="T4">{</text:span></text:p>
      <text:p text:style-name="P1">activePlayer <text:span text:style-name="T6">=</text:span> activePlayer <text:span text:style-name="T6">===</text:span> player1 <text:span text:style-name="T6">?</text:span> player2 <text:span text:style-name="T6">:</text:span> player1<text:span text:style-name="T4">;</text:span></text:p>
      <text:p text:style-name="P3">};</text:p>
      <text:p text:style-name="P1">console<text:span text:style-name="T4">.</text:span><text:span text:style-name="T3">log</text:span><text:span text:style-name="T4">(</text:span><text:span text:style-name="T6">`</text:span><text:span text:style-name="T8">The board </text:span><text:span text:style-name="T6">${</text:span>board<text:span text:style-name="T6">}`</text:span><text:span text:style-name="T4">);</text:span></text:p>
      <text:p text:style-name="P1"><text:span text:style-name="T2">let</text:span> turns <text:span text:style-name="T6">=</text:span> <text:span text:style-name="T7">0</text:span><text:span text:style-name="T4">;</text:span></text:p>
      <text:p text:style-name="P2">//arrays for checking strike</text:p>
      <text:p text:style-name="P1"><text:span text:style-name="T2">let</text:span> checkArray <text:span text:style-name="T6">=</text:span> <text:span text:style-name="T4">[</text:span></text:p>
      <text:p text:style-name="P1"><text:span text:style-name="T4">[</text:span>board<text:span text:style-name="T4">[</text:span><text:span text:style-name="T7">0</text:span><text:span text:style-name="T4">],</text:span> board<text:span text:style-name="T4">[</text:span><text:span text:style-name="T7">1</text:span><text:span text:style-name="T4">],</text:span> board<text:span text:style-name="T4">[</text:span><text:span text:style-name="T7">2</text:span><text:span text:style-name="T4">]],</text:span></text:p>
      <text:p text:style-name="P1"><text:span text:style-name="T4">[</text:span>board<text:span text:style-name="T4">[</text:span><text:span text:style-name="T7">3</text:span><text:span text:style-name="T4">],</text:span> board<text:span text:style-name="T4">[</text:span><text:span text:style-name="T7">4</text:span><text:span text:style-name="T4">],</text:span> board<text:span text:style-name="T4">[</text:span><text:span text:style-name="T7">5</text:span><text:span text:style-name="T4">]],</text:span></text:p>
      <text:p text:style-name="P1"><text:span text:style-name="T4">[</text:span>board<text:span text:style-name="T4">[</text:span><text:span text:style-name="T7">6</text:span><text:span text:style-name="T4">],</text:span> board<text:span text:style-name="T4">[</text:span><text:span text:style-name="T7">7</text:span><text:span text:style-name="T4">],</text:span> board<text:span text:style-name="T4">[</text:span><text:span text:style-name="T7">8</text:span><text:span text:style-name="T4">]],</text:span></text:p>
      <text:p text:style-name="P1"><text:span text:style-name="T4">[</text:span>board<text:span text:style-name="T4">[</text:span><text:span text:style-name="T7">0</text:span><text:span text:style-name="T4">],</text:span> board<text:span text:style-name="T4">[</text:span><text:span text:style-name="T7">3</text:span><text:span text:style-name="T4">],</text:span> board<text:span text:style-name="T4">[</text:span><text:span text:style-name="T7">6</text:span><text:span text:style-name="T4">]],</text:span></text:p>
      <text:p text:style-name="P1"><text:span text:style-name="T4">[</text:span>board<text:span text:style-name="T4">[</text:span><text:span text:style-name="T7">1</text:span><text:span text:style-name="T4">],</text:span> board<text:span text:style-name="T4">[</text:span><text:span text:style-name="T7">4</text:span><text:span text:style-name="T4">],</text:span> board<text:span text:style-name="T4">[</text:span><text:span text:style-name="T7">7</text:span><text:span text:style-name="T4">]],</text:span></text:p>
      <text:p text:style-name="P1"><text:span text:style-name="T4">[</text:span>board<text:span text:style-name="T4">[</text:span><text:span text:style-name="T7">2</text:span><text:span text:style-name="T4">],</text:span> board<text:span text:style-name="T4">[</text:span><text:span text:style-name="T7">5</text:span><text:span text:style-name="T4">],</text:span> board<text:span text:style-name="T4">[</text:span><text:span text:style-name="T7">8</text:span><text:span text:style-name="T4">]],</text:span></text:p>
      <text:p text:style-name="P1"><text:span text:style-name="T4">[</text:span>board<text:span text:style-name="T4">[</text:span><text:span text:style-name="T7">0</text:span><text:span text:style-name="T4">],</text:span> board<text:span text:style-name="T4">[</text:span><text:span text:style-name="T7">5</text:span><text:span text:style-name="T4">],</text:span> board<text:span text:style-name="T4">[</text:span><text:span text:style-name="T7">8</text:span><text:span text:style-name="T4">]],</text:span></text:p>
      <text:p text:style-name="P1"><text:span text:style-name="T4">[</text:span>board<text:span text:style-name="T4">[</text:span><text:span text:style-name="T7">2</text:span><text:span text:style-name="T4">],</text:span> board<text:span text:style-name="T4">[</text:span><text:span text:style-name="T7">5</text:span><text:span text:style-name="T4">],</text:span> board<text:span text:style-name="T4">[</text:span><text:span text:style-name="T7">6</text:span><text:span text:style-name="T4">]],</text:span></text:p>
      <text:p text:style-name="P3">];</text:p>
      <text:p text:style-name="P1">game<text:span text:style-name="T4">.</text:span><text:span text:style-name="T3">addCapsListener</text:span><text:span text:style-name="T4">(</text:span>activePlayer<text:span text:style-name="T4">,</text:span> board<text:span text:style-name="T4">,</text:span> turns<text:span text:style-name="T4">);</text:span></text:p>
      <text:p text:style-name="P1"><text:span text:style-name="T2">let</text:span> roundWinner <text:span text:style-name="T6">=</text:span> <text:span text:style-name="T7">0</text:span><text:span text:style-name="T4">;</text:span></text:p>
      <text:p text:style-name="P1"><text:span text:style-name="T2">let</text:span> checkStrike <text:span text:style-name="T6">=</text:span> <text:span text:style-name="T7">0</text:span><text:span text:style-name="T4">;</text:span></text:p>
      <text:p text:style-name="P4"/>
      <text:p text:style-name="P1">console<text:span text:style-name="T4">.</text:span><text:span text:style-name="T3">log</text:span><text:span text:style-name="T4">(</text:span><text:span text:style-name="T6">`</text:span><text:span text:style-name="T8">Active player is: </text:span><text:span text:style-name="T6">${</text:span>activePlayer<text:span text:style-name="T4">.</text:span>name<text:span text:style-name="T6">}`</text:span><text:span text:style-name="T4">);</text:span></text:p>
      <text:p text:style-name="P4"/>
      <text:p text:style-name="P2">// console.log(`Check array is ${strike(checkArray)}`);</text:p>
      <text:p text:style-name="P2">// console.log(`Check array is ${printBoard(checkArray)}`);</text:p>
      <text:p text:style-name="P1"><text:span text:style-name="T6">do</text:span> <text:span text:style-name="T4">{}</text:span> <text:span text:style-name="T6">while</text:span> <text:span text:style-name="T4">(</text:span><text:span text:style-name="T3">strike</text:span><text:span text:style-name="T4">(</text:span>checkArray<text:span text:style-name="T4">)</text:span> <text:span text:style-name="T6">&lt;</text:span> <text:span text:style-name="T7">1</text:span> <text:span text:style-name="T6">&amp;&amp;</text:span> turns <text:span text:style-name="T6">&lt;</text:span> <text:span text:style-name="T7">9</text:span><text:span text:style-name="T4">);</text:span></text:p>
      <text:p text:style-name="P2">// if (activePlayer.number == 1) {</text:p>
      <text:p text:style-name="P2">// activePlayer = player2;</text:p>
      <text:p text:style-name="P2">// } else {</text:p>
      <text:p text:style-name="P2">// activePlayer = player1;</text:p>
      <text:p text:style-name="P2">// }</text:p>
      <text:p text:style-name="P4"/>
      <text:p text:style-name="P2">// while (strike(checkArray) &lt; 1 || freeFields &gt; 0);</text:p>
      <text:p text:style-name="P4"/>
      <text:p text:style-name="P1"><text:span text:style-name="T6">if</text:span> <text:span text:style-name="T4">(</text:span>checkStrike <text:span text:style-name="T6">==</text:span> <text:span text:style-name="T7">1</text:span><text:span text:style-name="T4">)</text:span> <text:span text:style-name="T4">{</text:span></text:p>
      <text:p text:style-name="P1">roundWinner <text:span text:style-name="T6">=</text:span> <text:span text:style-name="T7">1</text:span><text:span text:style-name="T4">;</text:span></text:p>
      <text:p text:style-name="P1"><text:span text:style-name="T6">return</text:span> roundWinner<text:span text:style-name="T4">;</text:span></text:p>
      <text:p text:style-name="P1"><text:span text:style-name="T4">}</text:span> <text:span text:style-name="T6">else</text:span> <text:span text:style-name="T6">if</text:span> <text:span text:style-name="T4">(</text:span>checkStrike <text:span text:style-name="T6">==</text:span> <text:span text:style-name="T7">2</text:span><text:span text:style-name="T4">)</text:span> <text:span text:style-name="T4">{</text:span></text:p>
      <text:p text:style-name="P1">roundWinner <text:span text:style-name="T6">=</text:span> <text:span text:style-name="T7">2</text:span><text:span text:style-name="T4">;</text:span></text:p>
      <text:p text:style-name="P1"><text:soft-page-break/><text:span text:style-name="T6">return</text:span> roundWinner<text:span text:style-name="T4">;</text:span></text:p>
      <text:p text:style-name="P4"/>
      <text:p text:style-name="P2">// activePlayer.mark(board)</text:p>
      <text:p text:style-name="P1"><text:span text:style-name="T4">}</text:span> <text:span text:style-name="T6">else</text:span> <text:span text:style-name="T6">if</text:span> <text:span text:style-name="T4">(</text:span>turns <text:span text:style-name="T6">==</text:span> <text:span text:style-name="T7">9</text:span><text:span text:style-name="T4">)</text:span> <text:span text:style-name="T4">{</text:span></text:p>
      <text:p text:style-name="P1">console<text:span text:style-name="T4">.</text:span><text:span text:style-name="T3">log</text:span><text:span text:style-name="T4">("</text:span><text:span text:style-name="T8">a tie</text:span><text:span text:style-name="T4">");</text:span></text:p>
      <text:p text:style-name="P3">}</text:p>
      <text:p text:style-name="P3">}</text:p>
      <text:p text:style-name="P4"/>
      <text:p text:style-name="P1"><text:span text:style-name="T2">function</text:span> <text:span text:style-name="T3">playMatch</text:span><text:span text:style-name="T4">()</text:span> <text:span text:style-name="T4">{</text:span></text:p>
      <text:p text:style-name="P1"><text:span text:style-name="T2">const</text:span> <text:span text:style-name="T7">game</text:span> <text:span text:style-name="T6">=</text:span> <text:span text:style-name="T3">GameBoard</text:span><text:span text:style-name="T4">();</text:span></text:p>
      <text:p text:style-name="P1"><text:span text:style-name="T2">const</text:span> <text:span text:style-name="T7">board</text:span> <text:span text:style-name="T6">=</text:span> <text:span text:style-name="T4">[</text:span>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,</text:span> <text:span text:style-name="T7">0</text:span><text:span text:style-name="T4">];</text:span></text:p>
      <text:p text:style-name="P1"><text:span text:style-name="T2">const</text:span> <text:span text:style-name="T7">players</text:span> <text:span text:style-name="T6">=</text:span> <text:span text:style-name="T4">[];</text:span></text:p>
      <text:p text:style-name="P1"><text:span text:style-name="T2">const</text:span> <text:span text:style-name="T7">playerOneName</text:span> <text:span text:style-name="T6">=</text:span> document<text:span text:style-name="T4">.</text:span><text:span text:style-name="T3">querySelector</text:span><text:span text:style-name="T4">("</text:span><text:span text:style-name="T8">#playerone-input</text:span><text:span text:style-name="T4">").</text:span>value<text:span text:style-name="T4">;</text:span></text:p>
      <text:p text:style-name="P1"><text:span text:style-name="T2">let</text:span> player1 <text:span text:style-name="T6">=</text:span> <text:span text:style-name="T3">createPlayer</text:span><text:span text:style-name="T4">(</text:span><text:span text:style-name="T7">1</text:span><text:span text:style-name="T4">,</text:span> playerOneName<text:span text:style-name="T4">);</text:span></text:p>
      <text:p text:style-name="P1"><text:span text:style-name="T2">const</text:span> <text:span text:style-name="T7">playerTwoName</text:span> <text:span text:style-name="T6">=</text:span> document<text:span text:style-name="T4">.</text:span><text:span text:style-name="T3">querySelector</text:span><text:span text:style-name="T4">("</text:span><text:span text:style-name="T8">#playertwo-input</text:span><text:span text:style-name="T4">").</text:span>value<text:span text:style-name="T4">;</text:span></text:p>
      <text:p text:style-name="P1"><text:span text:style-name="T2">let</text:span> player2 <text:span text:style-name="T6">=</text:span> <text:span text:style-name="T3">createPlayer</text:span><text:span text:style-name="T4">(</text:span><text:span text:style-name="T7">2</text:span><text:span text:style-name="T4">,</text:span> playerTwoName<text:span text:style-name="T4">);</text:span></text:p>
      <text:p text:style-name="P1">console<text:span text:style-name="T4">.</text:span><text:span text:style-name="T3">log</text:span><text:span text:style-name="T4">("</text:span><text:span text:style-name="T8">test</text:span><text:span text:style-name="T4">");</text:span></text:p>
      <text:p text:style-name="P1">players<text:span text:style-name="T4">.</text:span><text:span text:style-name="T3">push</text:span><text:span text:style-name="T4">(</text:span>player1<text:span text:style-name="T4">);</text:span></text:p>
      <text:p text:style-name="P1">players<text:span text:style-name="T4">.</text:span><text:span text:style-name="T3">push</text:span><text:span text:style-name="T4">(</text:span>player2<text:span text:style-name="T4">);</text:span></text:p>
      <text:p text:style-name="P4"/>
      <text:p text:style-name="P1">console<text:span text:style-name="T4">.</text:span><text:span text:style-name="T3">log</text:span><text:span text:style-name="T4">(</text:span><text:span text:style-name="T6">`</text:span><text:span text:style-name="T8">Players: </text:span><text:span text:style-name="T6">${</text:span>players<text:span text:style-name="T4">[</text:span><text:span text:style-name="T7">1</text:span><text:span text:style-name="T4">].</text:span>name<text:span text:style-name="T6">}`</text:span><text:span text:style-name="T4">);</text:span></text:p>
      <text:p text:style-name="P1"><text:span text:style-name="T2">const</text:span> <text:span text:style-name="T7">rounds</text:span> <text:span text:style-name="T6">=</text:span> document<text:span text:style-name="T4">.</text:span><text:span text:style-name="T3">querySelector</text:span><text:span text:style-name="T4">("</text:span><text:span text:style-name="T8">#rounds</text:span><text:span text:style-name="T4">").</text:span>value<text:span text:style-name="T4">;</text:span></text:p>
      <text:p text:style-name="P1">console<text:span text:style-name="T4">.</text:span><text:span text:style-name="T3">log</text:span><text:span text:style-name="T4">(</text:span><text:span text:style-name="T6">`</text:span><text:span text:style-name="T8">rounds: </text:span><text:span text:style-name="T6">${</text:span>rounds<text:span text:style-name="T6">}`</text:span><text:span text:style-name="T4">);</text:span></text:p>
      <text:p text:style-name="P1"><text:span text:style-name="T2">let</text:span> activePlayer <text:span text:style-name="T6">=</text:span> players<text:span text:style-name="T4">[</text:span><text:span text:style-name="T7">0</text:span><text:span text:style-name="T4">];</text:span></text:p>
      <text:p text:style-name="P2">// console.log(`First player is: ${firstPlayer}`);</text:p>
      <text:p text:style-name="P4"/>
      <text:p text:style-name="P1"><text:span text:style-name="T6">for</text:span> <text:span text:style-name="T4">(</text:span><text:span text:style-name="T2">let</text:span> i <text:span text:style-name="T6">=</text:span> <text:span text:style-name="T7">0</text:span><text:span text:style-name="T4">;</text:span> i <text:span text:style-name="T6">&lt;</text:span> rounds<text:span text:style-name="T4">;</text:span> i<text:span text:style-name="T6">++</text:span><text:span text:style-name="T4">)</text:span> <text:span text:style-name="T4">{</text:span></text:p>
      <text:p text:style-name="P1"><text:span text:style-name="T2">let</text:span> board <text:span text:style-name="T6">=</text:span> game<text:span text:style-name="T4">.</text:span><text:span text:style-name="T3">getBoard</text:span><text:span text:style-name="T4">();</text:span></text:p>
      <text:p text:style-name="P4"/>
      <text:p text:style-name="P1"><text:span text:style-name="T2">let</text:span> roundScore <text:span text:style-name="T6">=</text:span> <text:span text:style-name="T3">playRound</text:span><text:span text:style-name="T4">(</text:span>activePlayer<text:span text:style-name="T4">,</text:span> board<text:span text:style-name="T4">,</text:span> players<text:span text:style-name="T4">[</text:span><text:span text:style-name="T7">0</text:span><text:span text:style-name="T4">],</text:span> players<text:span text:style-name="T4">[</text:span><text:span text:style-name="T7">1</text:span><text:span text:style-name="T4">]);</text:span></text:p>
      <text:p text:style-name="P1">console<text:span text:style-name="T4">.</text:span><text:span text:style-name="T3">log</text:span><text:span text:style-name="T4">("</text:span><text:span text:style-name="T8">round played</text:span><text:span text:style-name="T4">");</text:span></text:p>
      <text:p text:style-name="P1"><text:span text:style-name="T6">if</text:span> <text:span text:style-name="T4">(</text:span>roundScore <text:span text:style-name="T6">==</text:span> <text:span text:style-name="T7">1</text:span><text:span text:style-name="T4">)</text:span> <text:span text:style-name="T4">{</text:span></text:p>
      <text:p text:style-name="P1">players<text:span text:style-name="T4">[</text:span><text:span text:style-name="T7">0</text:span><text:span text:style-name="T4">].</text:span>score<text:span text:style-name="T6">++</text:span><text:span text:style-name="T4">;</text:span></text:p>
      <text:p text:style-name="P1">console<text:span text:style-name="T4">.</text:span><text:span text:style-name="T3">log</text:span><text:span text:style-name="T4">(</text:span><text:span text:style-name="T6">`</text:span><text:span text:style-name="T8">Player 1 score:</text:span><text:span text:style-name="T6">${</text:span>players<text:span text:style-name="T4">[</text:span><text:span text:style-name="T7">0</text:span><text:span text:style-name="T4">].</text:span>score<text:span text:style-name="T6">}`</text:span><text:span text:style-name="T4">);</text:span></text:p>
      <text:p text:style-name="P1"><text:span text:style-name="T4">}</text:span> <text:span text:style-name="T6">else</text:span> <text:span text:style-name="T6">if</text:span> <text:span text:style-name="T4">(</text:span>roundScore <text:span text:style-name="T6">==</text:span> <text:span text:style-name="T7">2</text:span><text:span text:style-name="T4">)</text:span> <text:span text:style-name="T4">{</text:span></text:p>
      <text:p text:style-name="P1">players<text:span text:style-name="T4">[</text:span><text:span text:style-name="T7">1</text:span><text:span text:style-name="T4">].</text:span>score<text:span text:style-name="T6">++</text:span><text:span text:style-name="T4">;</text:span></text:p>
      <text:p text:style-name="P1">console<text:span text:style-name="T4">.</text:span><text:span text:style-name="T3">log</text:span><text:span text:style-name="T4">(</text:span><text:span text:style-name="T6">`</text:span><text:span text:style-name="T8">Player 2 score:</text:span><text:span text:style-name="T6">${</text:span>players<text:span text:style-name="T4">[</text:span><text:span text:style-name="T7">1</text:span><text:span text:style-name="T4">].</text:span>score<text:span text:style-name="T6">}`</text:span><text:span text:style-name="T4">);</text:span></text:p>
      <text:p text:style-name="P1"><text:span text:style-name="T4">}</text:span> <text:span text:style-name="T6">else</text:span> <text:span text:style-name="T4">{</text:span></text:p>
      <text:p text:style-name="P1">console<text:span text:style-name="T4">.</text:span><text:span text:style-name="T3">log</text:span><text:span text:style-name="T4">("</text:span><text:span text:style-name="T8">Tie!</text:span><text:span text:style-name="T4">");</text:span></text:p>
      <text:p text:style-name="P3">}</text:p>
      <text:p text:style-name="P3">}</text:p>
      <text:p text:style-name="P2">// checkWinner</text:p>
      <text:p text:style-name="P1"><text:span text:style-name="T6">if</text:span> <text:span text:style-name="T4">(</text:span>players<text:span text:style-name="T4">[</text:span><text:span text:style-name="T7">0</text:span><text:span text:style-name="T4">].</text:span>score <text:span text:style-name="T6">&lt;</text:span> players<text:span text:style-name="T4">[</text:span><text:span text:style-name="T7">1</text:span><text:span text:style-name="T4">].</text:span>score<text:span text:style-name="T4">)</text:span> <text:span text:style-name="T4">{</text:span></text:p>
      <text:p text:style-name="P1"><text:span text:style-name="T3">alert</text:span><text:span text:style-name="T4">(</text:span></text:p>
      <text:p text:style-name="P1"><text:span text:style-name="T6">`${</text:span>players<text:span text:style-name="T4">[</text:span><text:span text:style-name="T7">0</text:span><text:span text:style-name="T4">].</text:span>score<text:span text:style-name="T6">}</text:span><text:span text:style-name="T8"> : </text:span><text:span text:style-name="T6">${</text:span>players<text:span text:style-name="T4">[</text:span><text:span text:style-name="T7">1</text:span><text:span text:style-name="T4">].</text:span>score<text:span text:style-name="T6">}</text:span><text:span text:style-name="T8"> - the winner is </text:span><text:span text:style-name="T6">${</text:span>players<text:span text:style-name="T4">[</text:span><text:span text:style-name="T7">1</text:span><text:span text:style-name="T4">].</text:span>name<text:span text:style-name="T6">}</text:span><text:span text:style-name="T8">!</text:span><text:span text:style-name="T6">`</text:span></text:p>
      <text:p text:style-name="P3">);</text:p>
      <text:p text:style-name="P1"><text:span text:style-name="T4">}</text:span> <text:span text:style-name="T6">else</text:span> <text:span text:style-name="T4">{</text:span></text:p>
      <text:p text:style-name="P1"><text:span text:style-name="T3">alert</text:span><text:span text:style-name="T4">(</text:span></text:p>
      <text:p text:style-name="P1"><text:span text:style-name="T6">`${</text:span>players<text:span text:style-name="T4">[</text:span><text:span text:style-name="T7">0</text:span><text:span text:style-name="T4">].</text:span>score<text:span text:style-name="T6">}</text:span><text:span text:style-name="T8"> : </text:span><text:span text:style-name="T6">${</text:span>players<text:span text:style-name="T4">[</text:span><text:span text:style-name="T7">1</text:span><text:span text:style-name="T4">].</text:span>score<text:span text:style-name="T6">}</text:span><text:span text:style-name="T8"> - the winner is </text:span><text:span text:style-name="T6">${</text:span>players<text:span text:style-name="T4">[</text:span><text:span text:style-name="T7">1</text:span><text:span text:style-name="T4">].</text:span>name<text:span text:style-name="T6">}</text:span><text:span text:style-name="T8">!</text:span><text:span text:style-name="T6">`</text:span></text:p>
      <text:p text:style-name="P3">);</text:p>
      <text:p text:style-name="P3">}</text:p>
      <text:p text:style-name="P3"><text:soft-page-break/>}</text:p>
      <text:p text:style-name="P4"/>
      <text:p text:style-name="P1"><text:span text:style-name="T2">function</text:span> <text:span text:style-name="T3">startGame</text:span><text:span text:style-name="T4">()</text:span> <text:span text:style-name="T4">{</text:span></text:p>
      <text:p text:style-name="P1"><text:span text:style-name="T2">const</text:span> <text:span text:style-name="T7">playButton</text:span> <text:span text:style-name="T6">=</text:span> document<text:span text:style-name="T4">.</text:span><text:span text:style-name="T3">querySelector</text:span><text:span text:style-name="T4">("</text:span><text:span text:style-name="T8">#play</text:span><text:span text:style-name="T4">");</text:span></text:p>
      <text:p text:style-name="P1">playButton<text:span text:style-name="T4">.</text:span><text:span text:style-name="T3">addEventListener</text:span><text:span text:style-name="T4">("</text:span><text:span text:style-name="T8">click</text:span><text:span text:style-name="T4">",</text:span> <text:span text:style-name="T4">()</text:span> <text:span text:style-name="T6">=&gt;</text:span> <text:span text:style-name="T4">{</text:span></text:p>
      <text:p text:style-name="P1"><text:span text:style-name="T3">playMatch</text:span><text:span text:style-name="T4">();</text:span></text:p>
      <text:p text:style-name="P3">});</text:p>
      <text:p text:style-name="P3">}</text:p>
      <text:p text:style-name="P1"><text:span text:style-name="T3">startGame</text:span><text:span text:style-name="T4">();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8:32:38.954655411</meta:creation-date>
    <dc:date>2024-08-02T18:50:06.216191752</dc:date>
    <meta:editing-duration>PT7M9S</meta:editing-duration>
    <meta:editing-cycles>1</meta:editing-cycles>
    <meta:document-statistic meta:table-count="0" meta:image-count="0" meta:object-count="0" meta:page-count="5" meta:paragraph-count="197" meta:word-count="718" meta:character-count="5017" meta:non-whitespace-character-count="4496"/>
    <meta:generator>LibreOffice/7.0.4.2$Linux_X86_64 LibreOffice_project/00$Build-2</meta:generator>
  </office:meta>
</office:document-meta>
</file>